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0ff8ca"/>
    </style:style>
    <style:style style:name="T1" style:family="text">
      <style:text-properties officeooo:rsid="0010a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Number(“123”)</text:p>
      <text:p text:style-name="P1">MAX_VALUE //Limites da classe Number, método de classe Number.MAX_VALUE</text:p>
      <text:p text:style-name="P1">MIN_VALUE</text:p>
      <text:p text:style-name="P1">toFixed() //trata das casas decimais, devolvendo número de casas do parâmetro n.toFixed(2)</text:p>
      <text:p text:style-name="P1">toPrecision() //transforma em notação científica com a precisão passada n.toPrecision(2)</text:p>
      <text:p text:style-name="P1">toString() // consigo passar para outra base, como binário 112.toString(2)</text:p>
      <text:p text:style-name="P1">toExponential() //<text:span text:style-name="T1">converte para notação científica em base 10 sem parâmetro, o parâmetro determina a precisão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19T11:09:22.503994594</dc:date>
    <meta:editing-duration>PT3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9" meta:character-count="458" meta:non-whitespace-character-count="406"/>
  </office:meta>
</office:document-meta>
</file>